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assWriter.get( final Item 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lassWriter.newString( final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Writer.newMethodItem( final String owner , final String name , final String desc , final boolean it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lassWriter.newClassItem( final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assWriter.visit( final int version , final int access , final String name , final String superName , final String [ ] interface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lassWriter.newConstItem( final Object c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lassWriter.toByteArray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ClassWriter.ClassWriter( final int fla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lassWriter.put( final Item i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lassWriter.newNameTypeItem( final String name , final String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Writer.ClassWri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Writer.newFieldItem( final String owner , final String name , final String des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assWriter.newUTF8( final Stri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